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ANDRAD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2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27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3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3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IGBL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4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4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48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5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6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6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6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7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0" table:formula="of:=[.C83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0" table:formula="of:=[.C86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3">
            <text:p>33</text:p>
          </table:table-cell>
          <table:table-cell table:style-name="ce25" office:value-type="string">
            <text:p>Xerox emitidos no mês</text:p>
          </table:table-cell>
          <table:table-cell table:style-name="ce30" table:formula="of:=[.C91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9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97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01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107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12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18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120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24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28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34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36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ILLENIU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137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45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2" table:formula="of:=[.C149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51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56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58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63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6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74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VIDA-E-SAUDE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77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36">
            <text:p>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1">
            <text:p>11</text:p>
          </table:table-cell>
          <table:table-cell table:style-name="ce28" office:value-type="string">
            <text:p>Xerox emitidos no mês</text:p>
          </table:table-cell>
          <table:table-cell table:style-name="ce32" table:formula="of:=[.C182]*0.3" office:value-type="float" office:value="3.3">
            <text:p>3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3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19/03/2010</text:date>, <text:time>16:5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3-19T16:56:02</dc:date>
    <meta:print-date>2009-07-16T11:00:49</meta:print-date>
    <dc:language>pt-BR</dc:language>
    <meta:editing-cycles>863</meta:editing-cycles>
    <meta:editing-duration>PT64H02M51S</meta:editing-duration>
    <dc:creator>Guto Marcicano</dc:creator>
    <meta:document-statistic meta:table-count="2" meta:cell-count="212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